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pple SD Gothic Neo" svg:font-family="Apple SD Gothic Neo"/>
    <style:font-face style:name="Courier" svg:font-family="Courier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99a8ba" fo:background-color="#202020"/>
    </style:style>
    <style:style style:name="P2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bf6426" fo:background-color="#202020"/>
    </style:style>
    <style:style style:name="P3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6d6d6d" fo:background-color="#202020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85609a" fo:background-color="#202020"/>
    </style:style>
    <style:style style:name="P5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Courier" fo:font-size="13.0pt" fo:color="#587647" fo:background-color="#202020"/>
    </style:style>
    <style:style style:name="T1" style:family="text">
      <style:text-properties fo:color="#bf6426"/>
    </style:style>
    <style:style style:name="T2" style:family="text">
      <style:text-properties fo:color="#99a8ba"/>
    </style:style>
    <style:style style:name="T3" style:family="text">
      <style:text-properties fo:font-style="italic" fo:font-style-asian="italic" fo:font-style-complex="italic" fo:color="#85609a"/>
    </style:style>
    <style:style style:name="T4" style:family="text">
      <style:text-properties fo:color="#febb5b"/>
    </style:style>
    <style:style style:name="T5" style:family="text">
      <style:text-properties fo:font-style="italic" fo:font-style-asian="italic" fo:font-style-complex="italic"/>
    </style:style>
    <style:style style:name="T6" style:family="text">
      <style:text-properties fo:color="#6d6d6d"/>
    </style:style>
    <style:style style:name="T7" style:family="text">
      <style:text-properties style:font-name="Apple SD Gothic Neo" fo:color="#6d6d6d"/>
    </style:style>
    <style:style style:name="T8" style:family="text">
      <style:text-properties fo:color="#5684a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ackage </text:span>coding_test<text:span text:style-name="T1">;</text:span></text:p>
      <text:p text:style-name="P2"/>
      <text:p text:style-name="P1"><text:span text:style-name="T1">import </text:span>java.io.BufferedReader<text:span text:style-name="T1">;</text:span></text:p>
      <text:p text:style-name="P1"><text:span text:style-name="T1">import </text:span>java.io.IOException<text:span text:style-name="T1">;</text:span></text:p>
      <text:p text:style-name="P1"><text:span text:style-name="T1">import </text:span>java.io.InputStreamReader<text:span text:style-name="T1">;</text:span></text:p>
      <text:p text:style-name="P1"><text:span text:style-name="T1">import </text:span>java.util.LinkedList<text:span text:style-name="T1">;</text:span></text:p>
      <text:p text:style-name="P1"><text:span text:style-name="T1">import </text:span>java.util.Queue<text:span text:style-name="T1">;</text:span></text:p>
      <text:p text:style-name="P1"><text:span text:style-name="T1">import </text:span>java.util.StringTokenizer<text:span text:style-name="T1">;</text:span></text:p>
      <text:p text:style-name="P2"/>
      <text:p text:style-name="P2">public class <text:span text:style-name="T2">Main{</text:span></text:p>
      <text:p text:style-name="P2"><text:span text:style-name="T2"><text:s text:c="4"/></text:span>static int <text:span text:style-name="T3">F</text:span>, <text:span text:style-name="T3">S</text:span>, <text:span text:style-name="T3">G</text:span>, <text:span text:style-name="T3">U</text:span>, <text:span text:style-name="T3">D</text:span>;</text:p>
      <text:p text:style-name="P2"><text:s text:c="4"/>static int<text:span text:style-name="T2">[] </text:span><text:span text:style-name="T3">visited</text:span>;</text:p>
      <text:p text:style-name="P2"/>
      <text:p text:style-name="P2"><text:s text:c="4"/>public static void <text:span text:style-name="T4">main</text:span><text:span text:style-name="T2">(String[] args) </text:span>throws <text:span text:style-name="T2">IOException {</text:span></text:p>
      <text:p text:style-name="P1"><text:s text:c="8"/>BufferedReader br = <text:span text:style-name="T1">new </text:span>BufferedReader(<text:span text:style-name="T1">new </text:span>InputStreamReader(System.<text:span text:style-name="T3">in</text:span>))<text:span text:style-name="T1">;</text:span></text:p>
      <text:p text:style-name="P1"><text:span text:style-name="T1"><text:s text:c="8"/></text:span>StringTokenizer st = <text:span text:style-name="T1">new </text:span>StringTokenizer(br.readLine())<text:span text:style-name="T1">;</text:span></text:p>
      <text:p text:style-name="P2"/>
      <text:p text:style-name="P1"><text:span text:style-name="T1"><text:s text:c="8"/></text:span><text:span text:style-name="T3">F </text:span>= Integer.<text:span text:style-name="T5">parseInt</text:span>(st.nextToken())<text:span text:style-name="T1">; </text:span><text:span text:style-name="T6">// </text:span><text:span text:style-name="T7">전체</text:span><text:span text:style-name="T6"><text:s/></text:span><text:span text:style-name="T7">층</text:span></text:p>
      <text:p text:style-name="P1"><text:span text:style-name="T6"><text:s text:c="8"/></text:span><text:span text:style-name="T3">S </text:span>= Integer.<text:span text:style-name="T5">parseInt</text:span>(st.nextToken())<text:span text:style-name="T1">; </text:span><text:span text:style-name="T6">// </text:span><text:span text:style-name="T7">시작</text:span><text:span text:style-name="T6"><text:s/></text:span><text:span text:style-name="T7">층</text:span></text:p>
      <text:p text:style-name="P1"><text:span text:style-name="T6"><text:s text:c="8"/></text:span><text:span text:style-name="T3">G </text:span>= Integer.<text:span text:style-name="T5">parseInt</text:span>(st.nextToken())<text:span text:style-name="T1">; </text:span><text:span text:style-name="T6">// </text:span><text:span text:style-name="T7">가야할</text:span><text:span text:style-name="T6"><text:s/></text:span><text:span text:style-name="T7">층</text:span></text:p>
      <text:p text:style-name="P1"><text:span text:style-name="T6"><text:s text:c="8"/></text:span><text:span text:style-name="T3">U </text:span>= Integer.<text:span text:style-name="T5">parseInt</text:span>(st.nextToken())<text:span text:style-name="T1">; </text:span><text:span text:style-name="T6">// </text:span><text:span text:style-name="T7">올라갈</text:span><text:span text:style-name="T6"><text:s/></text:span><text:span text:style-name="T7">수</text:span><text:span text:style-name="T6"><text:s/></text:span><text:span text:style-name="T7">있는</text:span><text:span text:style-name="T6"><text:s/></text:span><text:span text:style-name="T7">층</text:span><text:span text:style-name="T6"><text:s/></text:span><text:span text:style-name="T7">수</text:span></text:p>
      <text:p text:style-name="P1"><text:span text:style-name="T6"><text:s text:c="8"/></text:span><text:span text:style-name="T3">D </text:span>= Integer.<text:span text:style-name="T5">parseInt</text:span>(st.nextToken())<text:span text:style-name="T1">; </text:span><text:span text:style-name="T6">// </text:span><text:span text:style-name="T7">내려갈</text:span><text:span text:style-name="T6"><text:s/></text:span><text:span text:style-name="T7">수</text:span><text:span text:style-name="T6"><text:s/></text:span><text:span text:style-name="T7">있는</text:span><text:span text:style-name="T6"><text:s/></text:span><text:span text:style-name="T7">층</text:span><text:span text:style-name="T6"><text:s/></text:span><text:span text:style-name="T7">수</text:span></text:p>
      <text:p text:style-name="P3"/>
      <text:p text:style-name="P4"><text:span text:style-name="T6"><text:s text:c="8"/></text:span><text:span text:style-name="T5">visited </text:span><text:span text:style-name="T2">= </text:span><text:span text:style-name="T1">new int</text:span><text:span text:style-name="T2">[</text:span><text:span text:style-name="T5">F </text:span><text:span text:style-name="T2">+ </text:span><text:span text:style-name="T8">1</text:span><text:span text:style-name="T2">]</text:span><text:span text:style-name="T1">;</text:span></text:p>
      <text:p text:style-name="P1"><text:span text:style-name="T1"><text:s text:c="8"/></text:span>System.<text:span text:style-name="T3">out</text:span>.println(<text:span text:style-name="T5">bfs</text:span>())<text:span text:style-name="T1">;</text:span></text:p>
      <text:p text:style-name="P2"><text:s text:c="4"/><text:span text:style-name="T2">}</text:span></text:p>
      <text:p text:style-name="P1"/>
      <text:p text:style-name="P1"><text:s text:c="4"/><text:span text:style-name="T1">static </text:span>String <text:span text:style-name="T4">bfs</text:span>(){</text:p>
      <text:p text:style-name="P1"><text:s text:c="8"/>Queue&lt;Integer&gt; q = <text:span text:style-name="T1">new </text:span>LinkedList&lt;&gt;()<text:span text:style-name="T1">;</text:span></text:p>
      <text:p text:style-name="P2"><text:s text:c="8"/><text:span text:style-name="T2">q.add(</text:span><text:span text:style-name="T3">S</text:span><text:span text:style-name="T2">)</text:span>;</text:p>
      <text:p text:style-name="P2"><text:s text:c="8"/><text:span text:style-name="T3">visited</text:span><text:span text:style-name="T2">[</text:span><text:span text:style-name="T3">S</text:span><text:span text:style-name="T2">] = </text:span><text:span text:style-name="T8">1</text:span>;</text:p>
      <text:p text:style-name="P2"/>
      <text:p text:style-name="P1"><text:span text:style-name="T1"><text:s text:c="8"/>while </text:span>(!q.isEmpty()){</text:p>
      <text:p text:style-name="P1"><text:s text:c="12"/><text:span text:style-name="T1">int </text:span>cur = q.poll()<text:span text:style-name="T1">;</text:span></text:p>
      <text:p text:style-name="P1"><text:span text:style-name="T1"><text:s text:c="12"/>if</text:span>(cur == <text:span text:style-name="T3">G</text:span>) <text:span text:style-name="T1">return </text:span>String.<text:span text:style-name="T5">valueOf</text:span>(<text:span text:style-name="T3">visited</text:span>[cur] - <text:span text:style-name="T8">1</text:span>)<text:span text:style-name="T1">;</text:span></text:p>
      <text:p text:style-name="P2"/>
      <text:p text:style-name="P1"><text:span text:style-name="T1"><text:s text:c="12"/>if</text:span>(cur + <text:span text:style-name="T3">U </text:span>&lt;= <text:span text:style-name="T3">F </text:span>&amp;&amp; <text:span text:style-name="T3">visited</text:span>[cur + <text:span text:style-name="T3">U</text:span>] == <text:span text:style-name="T8">0</text:span>){</text:p>
      <text:p text:style-name="P1"><text:s text:c="16"/><text:span text:style-name="T3">visited</text:span>[cur + <text:span text:style-name="T3">U</text:span>] = <text:span text:style-name="T3">visited</text:span>[cur] + <text:span text:style-name="T8">1</text:span><text:span text:style-name="T1">;</text:span></text:p>
      <text:p text:style-name="P2"><text:s text:c="16"/><text:span text:style-name="T2">q.add(cur + </text:span><text:span text:style-name="T3">U</text:span><text:span text:style-name="T2">)</text:span>;</text:p>
      <text:p text:style-name="P2"><text:s text:c="12"/><text:span text:style-name="T2">}</text:span></text:p>
      <text:p text:style-name="P1"/>
      <text:p text:style-name="P1"><text:s text:c="12"/><text:span text:style-name="T1">if</text:span>(cur - <text:span text:style-name="T3">D </text:span>&gt; <text:span text:style-name="T8">0 </text:span>&amp;&amp; <text:span text:style-name="T3">visited</text:span>[cur - <text:span text:style-name="T3">D</text:span>] == <text:span text:style-name="T8">0</text:span>){</text:p>
      <text:p text:style-name="P1"><text:s text:c="16"/><text:span text:style-name="T3">visited</text:span>[cur - <text:span text:style-name="T3">D</text:span>] = <text:span text:style-name="T3">visited</text:span>[cur] + <text:span text:style-name="T8">1</text:span><text:span text:style-name="T1">;</text:span></text:p>
      <text:p text:style-name="P2"><text:s text:c="16"/><text:span text:style-name="T2">q.add(cur - </text:span><text:span text:style-name="T3">D</text:span><text:span text:style-name="T2">)</text:span>;</text:p>
      <text:p text:style-name="P2"><text:s text:c="12"/><text:span text:style-name="T2">}</text:span></text:p>
      <text:p text:style-name="P1"><text:s text:c="8"/>}</text:p>
      <text:p text:style-name="P5"><text:span text:style-name="T2"><text:s text:c="8"/></text:span><text:span text:style-name="T1">return </text:span>"use the stairs"<text:span text:style-name="T1">;</text:span></text:p>
      <text:p text:style-name="P2"><text:s text:c="4"/><text:span text:style-name="T2">}</text:span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